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Droid Sans" svg:font-family="'Droid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580.2pt"/>
    </style:style>
    <style:style style:name="co3" style:family="table-column">
      <style:table-column-properties fo:break-before="auto" style:column-width="137.31pt"/>
    </style:style>
    <style:style style:name="co4" style:family="table-column">
      <style:table-column-properties fo:break-before="auto" style:column-width="336.56pt"/>
    </style:style>
    <style:style style:name="co5" style:family="table-column">
      <style:table-column-properties fo:break-before="auto" style:column-width="180.9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ategorized_5f_answers">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Droid Sans" fo:font-size="8pt" fo:font-style="normal" fo:text-shadow="none" style:text-underline-style="none" fo:font-weight="normal" style:font-size-asian="8pt" style:font-style-asian="normal" style:font-weight-asian="normal" style:font-name-complex="Droid Sans" style:font-size-complex="8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quot;Arial&quot;" fo:font-size="8pt" fo:font-style="normal" fo:text-shadow="none" style:text-underline-style="none" fo:font-weight="normal" style:font-size-asian="8pt" style:font-style-asian="normal" style:font-weight-asian="normal" style:font-name-complex="&quot;Arial&quot;" style:font-size-complex="8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quot;" fo:font-size="8pt" fo:font-style="normal" fo:text-shadow="none" style:text-underline-style="none" fo:font-weight="normal" style:font-size-asian="8pt" style:font-style-asian="normal" style:font-weight-asian="normal" style:font-name-complex="&quot;Arial&quot;" style:font-size-complex="8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quot;" fo:font-size="8pt" fo:font-style="normal" fo:text-shadow="none" style:text-underline-style="none" fo:font-weight="normal" style:font-size-asian="8pt" style:font-style-asian="normal" style:font-weight-asian="normal" style:font-name-complex="&quot;Arial&quot;" style:font-size-complex="8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tegorized_answers"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7" table:default-cell-style-name="Default"/>
        <table:table-row table:style-name="ro1">
          <table:table-cell table:style-name="ce1" office:value-type="string" calcext:value-type="string">
            <text:p>developer_id</text:p>
          </table:table-cell>
          <table:table-cell table:style-name="ce1" office:value-type="string" calcext:value-type="string">
            <text:p>commit_count</text:p>
          </table:table-cell>
          <table:table-cell table:style-name="ce1" office:value-type="string" calcext:value-type="string">
            <text:p>project</text:p>
          </table:table-cell>
          <table:table-cell table:style-name="ce1" office:value-type="string" calcext:value-type="string">
            <text:p>answer</text:p>
          </table:table-cell>
          <table:table-cell table:style-name="ce4" office:value-type="string" calcext:value-type="string">
            <text:p>categories_q1</text:p>
          </table:table-cell>
          <table:table-cell table:style-name="ce4" office:value-type="string" calcext:value-type="string">
            <text:p>categories_q2</text:p>
          </table:table-cell>
          <table:table-cell table:style-name="ce4" office:value-type="string" calcext:value-type="string">
            <text:p>categories_q3</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972" calcext:value-type="float">
            <text:p>972</text:p>
          </table:table-cell>
          <table:table-cell table:style-name="ce3" office:value-type="string" calcext:value-type="string">
            <text:p>lucene-solr</text:p>
          </table:table-cell>
          <table:table-cell table:style-name="ce3" office:value-type="string" calcext:value-type="string">
            <text:p>1) What is the goal of this mock class?</text:p>
            <text:p/>
            <text:p>A little background:</text:p>
            <text:p/>
            <text:p>In the search engine, a Tokenizer splits input into words. It is a "producer" and the results of it are consumed by "consumers" such as filter (e.g. stemmer), queryparser, highlighter, etc. Believe it or not, this text analysis is frequently the bottleneck of document indexing performance. So there's a very elaborate/overengineered API all built around speed.</text:p>
            <text:p/>
            <text:p>This "mock" tokenizer is not the fastest, but it has a lot of checks for testing. For example it sometimes reads one byte at a time to find corner cases in the upstream Reader-oriented code. It fails tests if something violates the contract of the analysis api, rather than give undefined results. It fails tests if something creates invalid unicode (e.g. unpaired surrogates), and so on.</text:p>
            <text:p/>
            <text:p>2) Why has a mocking framework (eg, Mockito) not been used instead?</text:p>
            <text:p/>
            <text:p>I'm not sure this is a classical "mock" and maybe the name is misleading :)</text:p>
            <text:p>But as far as mocking frameworks: For a number of reasons, we run tests under java security manager and as an API want to have strict checks about how we interact with the JDK (we do a lot of early access testing and bug-finding with OpenJDK). The java mock frameworks are usually pretty badly behaved, they do too much evil stuff and need too many security permissions, they don't use AccessController properly where they do this evil stuff (so you can't just assign the permissions just to the mock framework, instead you have to grant it everywhere). They also have some conflicts with changes in the JDK (such as Java 9, really great example).</text:p>
            <text:p/>
            <text:p>3) Based on your experience, when should developers create mock classes and when should they rely on mocking frameworks?</text:p>
            <text:p/>
            <text:p>The problems here are specific to java. In my opinion: java should provide an official "mock" api just like python does. It could be done in a secure way (e.g. the api requires special JVM startup flag) and would simplify everyone's testing. The special startup flag could make it easier to mock anything, final classes, etc: it could disable the appropriate optimizations (CHA, constant propagation, whatever) so that its super-easy on developers.</text:p>
          </table:table-cell>
          <table:table-cell table:style-name="ce4" office:value-type="string" calcext:value-type="string">
            <text:p>Simulate entity</text:p>
          </table:table-cell>
          <table:table-cell table:style-name="ce4" office:value-type="string" calcext:value-type="string">
            <text:p>(Others) Runtime behavior</text:p>
          </table:table-cell>
          <table:table-cell table:style-name="ce4" office:value-type="string" calcext:value-type="string">
            <text:p>(Use mock classes) To avoid mocking framework limitations</text:p>
          </table:table-cell>
          <table:table-cell table:number-columns-repeated="1017"/>
        </table:table-row>
        <table:table-row table:style-name="ro1">
          <table:table-cell table:style-name="ce2" office:value-type="float" office:value="3" calcext:value-type="float">
            <text:p>3</text:p>
          </table:table-cell>
          <table:table-cell table:style-name="ce2" office:value-type="float" office:value="29" calcext:value-type="float">
            <text:p>29</text:p>
          </table:table-cell>
          <table:table-cell table:style-name="ce3" office:value-type="string" calcext:value-type="string">
            <text:p>camel</text:p>
          </table:table-cell>
          <table:table-cell table:style-name="ce3" office:value-type="string" calcext:value-type="string">
            <text:p>1) What is the goal of this mock class?</text:p>
            <text:p/>
            <text:p>It does not exist anymore. I assume it was mocking the Telegram API, so</text:p>
            <text:p>that we can test our software (that communicates with Telegram) locally</text:p>
            <text:p>and on the CI without needing to set any Telegram API credentials.</text:p>
            <text:p/>
            <text:p>&gt; 2) Why has a mocking framework (eg, Mockito) not been used instead?</text:p>
            <text:p/>
            <text:p>We need to mock remote HTTP endpoints, not Java objects.</text:p>
            <text:p/>
            <text:p>&gt; 3) Based on your experience, when should developers create mock classes</text:p>
            <text:p>&gt; and when should they rely on mocking frameworks?</text:p>
            <text:p/>
            <text:p>It may depend on the extent. When this is a single use in a project that</text:p>
            <text:p>has hundreds of modules and dependencies, adding a new dependency might</text:p>
            <text:p>be an overkill. We are currently going towards mocking more APIs in our</text:p>
            <text:p>tests and we are considering to use WireMock, IIRC.</text:p>
            <text:p/>
            <text:p>Cheers and have a lot of fun with your research!</text:p>
          </table:table-cell>
          <table:table-cell table:style-name="ce4" office:value-type="string" calcext:value-type="string">
            <text:p>Simulate entity</text:p>
          </table:table-cell>
          <table:table-cell table:style-name="ce4" office:value-type="string" calcext:value-type="string">
            <text:p>(Against) Mocking frameworks have limitations</text:p>
          </table:table-cell>
          <table:table-cell table:style-name="ce4" office:value-type="string" calcext:value-type="string">
            <text:p>(Use mock classes) To keep project quality</text:p>
          </table:table-cell>
          <table:table-cell table:number-columns-repeated="1017"/>
        </table:table-row>
        <table:table-row table:style-name="ro1">
          <table:table-cell table:style-name="ce2" office:value-type="float" office:value="4" calcext:value-type="float">
            <text:p>4</text:p>
          </table:table-cell>
          <table:table-cell table:style-name="ce2" office:value-type="float" office:value="3" calcext:value-type="float">
            <text:p>3</text:p>
          </table:table-cell>
          <table:table-cell table:style-name="ce3" office:value-type="string" calcext:value-type="string">
            <text:p>spring-framework</text:p>
          </table:table-cell>
          <table:table-cell table:style-name="ce3" office:value-type="string" calcext:value-type="string">
            <text:p>If you check the commit you are referring to - you will find that I merely fixed an issue in an existing class but not authored it, so my vision on testing may widely comparing to the one of authors of library as well as authors of this particular class.</text:p>
            <text:p/>
            <text:p>In my opinion:</text:p>
            <text:p/>
            <text:p>1) The goal of this particular class is to provide nice DSL for composing http requests for testing the spring webmvc controllers as well as hide rather massive (by the number of method that needs implementing) interface javax.servlet.http.HttpServletRequest.</text:p>
            <text:p>2) The mock class is a part of mocking framework mock-mvc that lies within spring-test library. That library bears not only the mocked input and output parameters (such as requests and response) but also substantial parts of infrastructure (such as spring dispatcher, security filter chain and others). So using this particular library allows one to test bigger chunks of infrastructure (e.g json de-/serialization) while also providing a nice language that is specific to HTTP requests and responses, comparing to what popular mocking frameworks provide - a language designed to create mocks</text:p>
            <text:p>3) Based on my experience as a developer of mainly enterprise systems - there Is no point in creating your own mocking framework unless you want to provide other developers or other teams with better way of testing more code with less efforts that is specific to product you create. In all other cases - sticking to popular frameworks will be more productive in terms of developers cooperation as most likely that will be a library familiar to many of them.</text:p>
          </table:table-cell>
          <table:table-cell table:style-name="ce4" office:value-type="string" calcext:value-type="string">
            <text:p>(Others) To improve testability</text:p>
          </table:table-cell>
          <table:table-cell table:style-name="ce4" office:value-type="string" calcext:value-type="string">
            <text:p>(In favor) Usage of local mocking framework</text:p>
          </table:table-cell>
          <table:table-cell table:style-name="ce4" office:value-type="string" calcext:value-type="string">
            <text:p>(Use mock classes) To support reuse</text:p>
          </table:table-cell>
          <table:table-cell table:number-columns-repeated="1017"/>
        </table:table-row>
        <table:table-row table:style-name="ro1">
          <table:table-cell table:style-name="ce2" office:value-type="float" office:value="7" calcext:value-type="float">
            <text:p>7</text:p>
          </table:table-cell>
          <table:table-cell table:style-name="ce2" office:value-type="float" office:value="1677" calcext:value-type="float">
            <text:p>1677</text:p>
          </table:table-cell>
          <table:table-cell table:style-name="ce3" office:value-type="string" calcext:value-type="string">
            <text:p>flink</text:p>
          </table:table-cell>
          <table:table-cell table:style-name="ce3" office:value-type="string" calcext:value-type="string">
            <text:p>1) Allowing to test the interaction between the code under test and some service/other component.</text:p>
            <text:p>2) The problem with Mockito we have found is that using a mock library too extensively makes maintenance harder because one has to touch many places if the mocked class changes. E.g. if you add a new method which shall return a default value, it is much easier to add this to an manually created mock class.</text:p>
            <text:p>3) We try to not use Mockito wherever possible. One place where it is useful, though, is when you interface with library code which does not provide interfaces or abstract classes which could be used for testing implementations.</text:p>
          </table:table-cell>
          <table:table-cell table:style-name="ce4" office:value-type="string" calcext:value-type="string">
            <text:p>Simulate entity</text:p>
          </table:table-cell>
          <table:table-cell table:style-name="ce4" office:value-type="string" calcext:value-type="string">
            <text:p>(Against) Mocking frameworks reduce code quality</text:p>
          </table:table-cell>
          <table:table-cell table:style-name="ce4" office:value-type="string" calcext:value-type="string">
            <text:p>(Use mocking frameworks) To have better code quality, (Others) Avoid using mocking frameworks</text:p>
          </table:table-cell>
          <table:table-cell table:number-columns-repeated="1017"/>
        </table:table-row>
        <table:table-row table:style-name="ro1">
          <table:table-cell table:style-name="ce2" office:value-type="float" office:value="8" calcext:value-type="float">
            <text:p>8</text:p>
          </table:table-cell>
          <table:table-cell table:style-name="ce2" office:value-type="float" office:value="628" calcext:value-type="float">
            <text:p>628</text:p>
          </table:table-cell>
          <table:table-cell table:style-name="ce3" office:value-type="string" calcext:value-type="string">
            <text:p>flink</text:p>
          </table:table-cell>
          <table:table-cell table:style-name="ce3" office:value-type="string" calcext:value-type="string">
            <text:p>1. This is a mock `SourceReader`/`Source` implementation to be used in tests. For example if another component that we want to test requires `SourceReader` as a dependency. Here I needed a functionality of marking source as idle, probably to test how another component (`MultipleInputStreamTask`) handles switching source to idle and back again.</text:p>
            <text:p>2. We (Apache Community) have very strong feelings against Mockito:</text:p>
            <text:p>https://flink.apache.org/contributing/code-style-and-quality-common.html#design-for-testability</text:p>
            <text:p>section:</text:p>
            <text:p>&gt; Avoid Mockito - Use reusable test implementations</text:p>
            <text:p>https://docs.google.com/presentation/d/1fZlTjOJscwmzYadPGl23aui6zopl94Mn5smG-rB0qT8</text:p>
            <text:p/>
            <text:p>The same problems were observed in the previous projects that I was working on before (for example Prestodb). In both cases developers started to use Mockito and liked it initially, but over time it was considered a very evil tool and a lot of effort was put to get rid of it from the code base. </text:p>
            <text:p>3. I can not speak of all mocking frameworks, but my strong recommendations would be: just never use mockito, unless there is literally no other way. For example if you have to provide test coverage to some broken 3rd party code. that's using static methods, or can not be mocked without using reflections and you can fix that code.</text:p>
          </table:table-cell>
          <table:table-cell table:style-name="ce4" office:value-type="string" calcext:value-type="string">
            <text:p>Simulate entity</text:p>
          </table:table-cell>
          <table:table-cell table:style-name="ce4" office:value-type="string" calcext:value-type="string">
            <text:p>(Against) Mocking frameworks have limitations, (Against) Mocking frameworks reduce code quality</text:p>
          </table:table-cell>
          <table:table-cell table:style-name="ce4" office:value-type="string" calcext:value-type="string">
            <text:p>(Others) Avoid using mocking frameworks</text:p>
          </table:table-cell>
          <table:table-cell table:number-columns-repeated="1017"/>
        </table:table-row>
        <table:table-row table:style-name="ro1">
          <table:table-cell table:style-name="ce2" office:value-type="float" office:value="9" calcext:value-type="float">
            <text:p>9</text:p>
          </table:table-cell>
          <table:table-cell table:style-name="ce2" office:value-type="float" office:value="484" calcext:value-type="float">
            <text:p>484</text:p>
          </table:table-cell>
          <table:table-cell table:style-name="ce3" office:value-type="string" calcext:value-type="string">
            <text:p>beam</text:p>
          </table:table-cell>
          <table:table-cell table:style-name="ce3" office:value-type="string" calcext:value-type="string">
            <text:p>1) I created this calss to just trace the received http requests</text:p>
            <text:p/>
            <text:p>2) because mock fmwk such as Mockito allow to specify how the mock will respond to particular inputs and create a fake mocked response. Here we just want to trace the requests and assert on their content in a test. And also because the tested code issues network requests so the mock needs to be listening on a particular port so it needs to run on a different thread than the test thread.</text:p>
            <text:p/>
            <text:p>3) see above + never use mocks to create a fake IO backends because they are never representative of the real backend. Use integration tests with real backend instances (embedded in the test JVM or as an external service).</text:p>
          </table:table-cell>
          <table:table-cell table:style-name="ce4" office:value-type="string" calcext:value-type="string">
            <text:p>(Others) Trace requests</text:p>
          </table:table-cell>
          <table:table-cell table:style-name="ce4" office:value-type="string" calcext:value-type="string">
            <text:p>(Others) Runtime behavior</text:p>
          </table:table-cell>
          <table:table-cell table:style-name="ce4" office:value-type="string" calcext:value-type="string">
            <text:p>(Use mock classes) To keep project quality, (Others) Avoid using mocks</text:p>
          </table:table-cell>
          <table:table-cell table:number-columns-repeated="1017"/>
        </table:table-row>
        <table:table-row table:style-name="ro1">
          <table:table-cell table:style-name="ce2" office:value-type="float" office:value="10" calcext:value-type="float">
            <text:p>10</text:p>
          </table:table-cell>
          <table:table-cell table:style-name="ce2" office:value-type="float" office:value="310" calcext:value-type="float">
            <text:p>310</text:p>
          </table:table-cell>
          <table:table-cell table:style-name="ce3" office:value-type="string" calcext:value-type="string">
            <text:p>beam</text:p>
          </table:table-cell>
          <table:table-cell table:style-name="ce3" office:value-type="string" calcext:value-type="string">
            <text:p>You may notice that my change was to add a suppresswarnings throughout the codebase.</text:p>
            <text:p/>
            <text:p>The only suggestion I have regarding mocks is: please don't use them.</text:p>
          </table:table-cell>
          <table:table-cell table:number-columns-repeated="2" table:style-name="ce4" office:value-type="string" calcext:value-type="string">
            <text:p>-</text:p>
          </table:table-cell>
          <table:table-cell table:style-name="ce4" office:value-type="string" calcext:value-type="string">
            <text:p>(Others) Avoid using mocks</text:p>
          </table:table-cell>
          <table:table-cell table:number-columns-repeated="1017"/>
        </table:table-row>
        <table:table-row table:style-name="ro1">
          <table:table-cell table:style-name="ce2" office:value-type="float" office:value="11" calcext:value-type="float">
            <text:p>11</text:p>
          </table:table-cell>
          <table:table-cell table:style-name="ce2" office:value-type="float" office:value="16" calcext:value-type="float">
            <text:p>16</text:p>
          </table:table-cell>
          <table:table-cell table:style-name="ce3" office:value-type="string" calcext:value-type="string">
            <text:p>flink</text:p>
          </table:table-cell>
          <table:table-cell table:style-name="ce3" office:value-type="string" calcext:value-type="string">
            <text:p>In fact I didn’t change the mock class, this commit is aims to exclude virtual(i.e. generated) columns from all clolumns and thus the Source can only use the pure physical columns.</text:p>
            <text:p/>
            <text:p>1) What is the goal of this mock class?</text:p>
            <text:p>— The class is used to mock a TableSource to test the Table Schema and properties of the table source. </text:p>
            <text:p/>
            <text:p>2) Why has a mocking framework (eg, Mockito) not been used instead?</text:p>
            <text:p>— some cases we need mock, but some cases we can use real classes to test it directly. E.g. use @VisibleForTesting</text:p>
            <text:p> or a test class which extends the real classes to do test.</text:p>
            <text:p/>
            <text:p>3) Based on your experience, when should developers create mock classes and when should they rely on mocking frameworks?</text:p>
            <text:p>— maybe when logic is complex or the class is hard to test directly, I prefer to test class directly.</text:p>
          </table:table-cell>
          <table:table-cell table:style-name="ce4" office:value-type="string" calcext:value-type="string">
            <text:p>Simulate entity</text:p>
          </table:table-cell>
          <table:table-cell table:style-name="ce4" office:value-type="string" calcext:value-type="string">
            <text:p>(Others) A real class can be used instead</text:p>
          </table:table-cell>
          <table:table-cell table:style-name="ce4" office:value-type="string" calcext:value-type="string">
            <text:p>(Use mock classes) To have better code quality</text:p>
          </table:table-cell>
          <table:table-cell table:number-columns-repeated="1017"/>
        </table:table-row>
        <table:table-row table:style-name="ro1">
          <table:table-cell table:style-name="ce2" office:value-type="float" office:value="13" calcext:value-type="float">
            <text:p>13</text:p>
          </table:table-cell>
          <table:table-cell table:style-name="ce2" office:value-type="float" office:value="33" calcext:value-type="float">
            <text:p>33</text:p>
          </table:table-cell>
          <table:table-cell table:style-name="ce3" office:value-type="string" calcext:value-type="string">
            <text:p>binnavi</text:p>
          </table:table-cell>
          <table:table-cell table:style-name="ce3" office:value-type="string" calcext:value-type="string">
            <text:p>1) What is the goal of this mock class?</text:p>
            <text:p/>
            <text:p>Specifically, to test notifications if the description of a bookmark changed. Bookmarks are used throughout BinNavi so that analysts have an easier time to find program entities again (of the programs they are analyzing).</text:p>
            <text:p/>
            <text:p>2) Why has a mocking framework (eg, Mockito) not been used instead?</text:p>
            <text:p/>
            <text:p>BinNavi predates most of the now common mocking frameworks. Internally, BinNavi was started arount 2001, just like EasyMock (on which Mockito was based). We never felt that it was necessary to move to an actual framework for our mocks.</text:p>
            <text:p/>
            <text:p>3) Based on your experience, when should developers create mock classes and when should they rely on mocking frameworks?</text:p>
            <text:p/>
            <text:p>I am honestly not the biggest fan of writing mocks. I much prefer to test the actual API of the system under test. In my opinion, mocking frameworks tend to encourage a style where one tests too many implementation details. An example would be GoogleMock's EXPECT_CALL. Sure this is useful, but most of the time, developers go overboard with this and writing a test that is following the implementation 1:1, expected exactly this number of calls, etc.</text:p>
            <text:p/>
            <text:p>That said, sometimes it is not feasible to directly test components in isolation. Component that need RPC services, for example, are best decoupled and tested independently. In this case, one should make sure to add an end-to-end integration test as well.</text:p>
          </table:table-cell>
          <table:table-cell table:style-name="ce4" office:value-type="string" calcext:value-type="string">
            <text:p>Simulate entity</text:p>
          </table:table-cell>
          <table:table-cell table:style-name="ce4" office:value-type="string" calcext:value-type="string">
            <text:p>(In favor) Mocking framework is unavailable</text:p>
          </table:table-cell>
          <table:table-cell table:style-name="ce4" office:value-type="string" calcext:value-type="string">
            <text:p>(Others) Avoid using mocks</text:p>
          </table:table-cell>
          <table:table-cell table:number-columns-repeated="1017"/>
        </table:table-row>
        <table:table-row table:style-name="ro1">
          <table:table-cell table:style-name="ce2" office:value-type="float" office:value="14" calcext:value-type="float">
            <text:p>14</text:p>
          </table:table-cell>
          <table:table-cell table:style-name="ce2" office:value-type="float" office:value="8599" calcext:value-type="float">
            <text:p>8599</text:p>
          </table:table-cell>
          <table:table-cell table:style-name="ce3" office:value-type="string" calcext:value-type="string">
            <text:p>jOOQ</text:p>
          </table:table-cell>
          <table:table-cell table:style-name="ce3" office:value-type="string" calcext:value-type="string">
            <text:p>1) What is the goal of this mock class?</text:p>
            <text:p/>
            <text:p>It "mocks" a JDBC connection</text:p>
            <text:p> </text:p>
            <text:p>2) Why has a mocking framework (eg, Mockito) not been used instead?</text:p>
            <text:p/>
            <text:p>Because it *is* a mocking framework</text:p>
            <text:p> </text:p>
            <text:p>3) Based on your experience, when should developers create mock classes and when should they rely on mocking frameworks?</text:p>
            <text:p/>
            <text:p>In my experience, they should almost never use mocks and mocking frameworks.</text:p>
            <text:p/>
            <text:p>1) Mocks are hacks</text:p>
            <text:p>2) They simulate side effects. Developers should strive to implement side effect free code as much as possible, in case of which mocking is not necessary</text:p>
            <text:p>3) If side effects are inevitable, a well designed SPI is a much better approach than a mock. Or, if I/O is being simulated, then why not just emulate the I/O instead, e.g. using testcontainers and integration tests?</text:p>
            <text:p/>
            <text:p>Having said so, the MockConnection is useful nevertheless, because in a few cases, there do exist valid use-cases for mocking, and in those cases, we're offering a single lambda expression that can simulate the entirety of JDBC, and thus of a database.</text:p>
            <text:p/>
            <text:p>Also, because people learn things the hard way and insist on mocking, offering a JDBC mocking API is a good way to market jOOQ to people who are not directly looking for jOOQ. Of course, we'll then have to educate them, not to use the MockConnection too often, but to use testcontainers instead :)</text:p>
          </table:table-cell>
          <table:table-cell table:style-name="ce4" office:value-type="string" calcext:value-type="string">
            <text:p>Simulate entity</text:p>
          </table:table-cell>
          <table:table-cell table:style-name="ce4" office:value-type="string" calcext:value-type="string">
            <text:p>(In favor) Usage of local mocking framework</text:p>
          </table:table-cell>
          <table:table-cell table:style-name="ce4" office:value-type="string" calcext:value-type="string">
            <text:p>(Use mock classes) To support reuse, (Others) Avoid using mocks</text:p>
          </table:table-cell>
          <table:table-cell table:number-columns-repeated="1017"/>
        </table:table-row>
        <table:table-row table:style-name="ro1">
          <table:table-cell table:style-name="ce2" office:value-type="float" office:value="15" calcext:value-type="float">
            <text:p>15</text:p>
          </table:table-cell>
          <table:table-cell table:style-name="ce2" office:value-type="float" office:value="129" calcext:value-type="float">
            <text:p>129</text:p>
          </table:table-cell>
          <table:table-cell table:style-name="ce3" office:value-type="string" calcext:value-type="string">
            <text:p>presto</text:p>
          </table:table-cell>
          <table:table-cell table:style-name="ce3" office:value-type="string" calcext:value-type="string">
            <text:p>This mock class is used to be an implementation for interface to facilitate testing.</text:p>
            <text:p>In Presto it is a convention that we don’t use Mockito. One of the major reason is that we should be testing interfaces, not implementations. If interfaces are not easy to be mocked, then something is wrong with the design.</text:p>
            <text:p>I don’t think one should rely on mocking frameworks when there are concept of interface in the programming language they choose. For python though I do use mock :)</text:p>
          </table:table-cell>
          <table:table-cell table:style-name="ce4" office:value-type="string" calcext:value-type="string">
            <text:p>Interface implementation</text:p>
          </table:table-cell>
          <table:table-cell table:style-name="ce4" office:value-type="string" calcext:value-type="string">
            <text:p>(Others) Avoid mocking frameworks</text:p>
          </table:table-cell>
          <table:table-cell table:style-name="ce4" office:value-type="string" calcext:value-type="string">
            <text:p>(Use mock classes) To avoid mocking framework limitations</text:p>
          </table:table-cell>
          <table:table-cell table:number-columns-repeated="1017"/>
        </table:table-row>
        <table:table-row table:style-name="ro1">
          <table:table-cell table:style-name="ce2" office:value-type="float" office:value="16" calcext:value-type="float">
            <text:p>16</text:p>
          </table:table-cell>
          <table:table-cell table:style-name="ce2" office:value-type="float" office:value="26" calcext:value-type="float">
            <text:p>26</text:p>
          </table:table-cell>
          <table:table-cell table:style-name="ce3" office:value-type="string" calcext:value-type="string">
            <text:p>springfox</text:p>
          </table:table-cell>
          <table:table-cell table:style-name="ce3" office:value-type="string" calcext:value-type="string">
            <text:p>I worked on removing Guava from springfox and using Java 8 streams instead. The mock classes were already there and I used them to verify my changes didn’t introduce errors. I wasn’t working on the project when the mocking classes were introduced.</text:p>
            <text:p>I would normally using a mocking framework, usually Mockito, when writing a library myself. I don’t know of a concrete example of when a mocking class is preferred. Usually this requires a lot of boilerplate code.</text:p>
            <text:p>I’m open to talk more about mocks but I can’t really comment on the springfox project’s use of mocks.</text:p>
          </table:table-cell>
          <table:table-cell table:style-name="ce4" office:value-type="string" calcext:value-type="string">
            <text:p>(Others) Mock already existed</text:p>
          </table:table-cell>
          <table:table-cell table:style-name="ce4" office:value-type="string" calcext:value-type="string">
            <text:p>Does not know</text:p>
          </table:table-cell>
          <table:table-cell table:style-name="ce4" office:value-type="string" calcext:value-type="string">
            <text:p>(Others) Generally, use mocking frameworks</text:p>
          </table:table-cell>
          <table:table-cell table:number-columns-repeated="1017"/>
        </table:table-row>
        <table:table-row table:style-name="ro1">
          <table:table-cell table:style-name="ce2" office:value-type="float" office:value="17" calcext:value-type="float">
            <text:p>17</text:p>
          </table:table-cell>
          <table:table-cell table:style-name="ce2" office:value-type="float" office:value="1067" calcext:value-type="float">
            <text:p>1067</text:p>
          </table:table-cell>
          <table:table-cell table:style-name="ce3" office:value-type="string" calcext:value-type="string">
            <text:p>Anki-Android</text:p>
          </table:table-cell>
          <table:table-cell table:style-name="ce3" office:value-type="string" calcext:value-type="string">
            <text:p>1) What is the goal of this mock class?</text:p>
            <text:p>Allowing test to used a specified time</text:p>
            <text:p>2) Why has a mocking framework (eg, Mockito) not been used instead?</text:p>
            <text:p>I don't know them. We have no integration with it and this class is so small that it does not require anything to make it simpler</text:p>
            <text:p>3) Based on your experience, when should developers create mock classes and when should they rely on mocking frameworks?</text:p>
            <text:p>No idea. I didn't use any framework for android, so no experience here</text:p>
          </table:table-cell>
          <table:table-cell table:style-name="ce4" office:value-type="string" calcext:value-type="string">
            <text:p>Mock environment</text:p>
          </table:table-cell>
          <table:table-cell table:style-name="ce4" office:value-type="string" calcext:value-type="string">
            <text:p>Does not know, (In favor) Mock classes are simple to setup</text:p>
          </table:table-cell>
          <table:table-cell table:style-name="ce4" office:value-type="string" calcext:value-type="string">
            <text:p>-</text:p>
          </table:table-cell>
          <table:table-cell table:number-columns-repeated="1017"/>
        </table:table-row>
        <table:table-row table:style-name="ro1">
          <table:table-cell table:style-name="ce2" office:value-type="float" office:value="18" calcext:value-type="float">
            <text:p>18</text:p>
          </table:table-cell>
          <table:table-cell table:style-name="ce2" office:value-type="float" office:value="128" calcext:value-type="float">
            <text:p>128</text:p>
          </table:table-cell>
          <table:table-cell table:style-name="ce3" office:value-type="string" calcext:value-type="string">
            <text:p>calcite</text:p>
          </table:table-cell>
          <table:table-cell table:style-name="ce3" office:value-type="string" calcext:value-type="string">
            <text:p>1. MockCatalogReaderExtended is a testing Calcite Catalog for registering tables and functions</text:p>
            <text:p>2. Mockito is a good candidate for mocking service, while as a library, most of the codes in Calcite behaves like a lib, so mocking a "real" instance is cheap</text:p>
            <text:p>3. Personally, i would use Mockito when there is an external service, or there is need to start a server in the framework, Mockito can help to write UTs instead of ITs.</text:p>
          </table:table-cell>
          <table:table-cell table:style-name="ce4" office:value-type="string" calcext:value-type="string">
            <text:p>Simulate entity</text:p>
          </table:table-cell>
          <table:table-cell table:style-name="ce4" office:value-type="string" calcext:value-type="string">
            <text:p>(In favor) Mock classes are simple to setup</text:p>
          </table:table-cell>
          <table:table-cell table:style-name="ce4" office:value-type="string" calcext:value-type="string">
            <text:p>(Use mocking frameworks) For simple unit tests, (Use mocking frameworks) To test external services</text:p>
          </table:table-cell>
          <table:table-cell table:number-columns-repeated="1017"/>
        </table:table-row>
        <table:table-row table:style-name="ro1">
          <table:table-cell table:style-name="ce2" office:value-type="float" office:value="19" calcext:value-type="float">
            <text:p>19</text:p>
          </table:table-cell>
          <table:table-cell table:style-name="ce2" office:value-type="float" office:value="214" calcext:value-type="float">
            <text:p>214</text:p>
          </table:table-cell>
          <table:table-cell table:style-name="ce3" office:value-type="string" calcext:value-type="string">
            <text:p>flink</text:p>
          </table:table-cell>
          <table:table-cell table:style-name="ce3" office:value-type="string" calcext:value-type="string">
            <text:p>We generally avoid using Mockito in Flink, please check these slides (http://docs.google.com/presentation/d/1fZlTjOJscwmzYadPGl23aui6zopl94Mn5smG-rB0qT8).</text:p>
            <text:p/>
            <text:p>For future, please, subscribe/write to dev@flink.apache.org</text:p>
            <text:p>so that whole Flink community sees the answer and has a chance to participate in discussion. </text:p>
          </table:table-cell>
          <table:table-cell table:style-name="ce4" office:value-type="string" calcext:value-type="string">
            <text:p>-</text:p>
          </table:table-cell>
          <table:table-cell table:style-name="ce4" office:value-type="string" calcext:value-type="string">
            <text:p>(Against) Mocking frameworks have limitations, (Against) Mocking frameworks reduce code quality</text:p>
          </table:table-cell>
          <table:table-cell table:style-name="ce4" office:value-type="string" calcext:value-type="string">
            <text:p>(Others) Avoid using mocking frameworks</text:p>
          </table:table-cell>
          <table:table-cell table:number-columns-repeated="1017"/>
        </table:table-row>
        <table:table-row table:style-name="ro1">
          <table:table-cell table:style-name="ce2" office:value-type="float" office:value="20" calcext:value-type="float">
            <text:p>20</text:p>
          </table:table-cell>
          <table:table-cell table:style-name="ce2" office:value-type="float" office:value="1976" calcext:value-type="float">
            <text:p>1976</text:p>
          </table:table-cell>
          <table:table-cell table:style-name="ce3" office:value-type="string" calcext:value-type="string">
            <text:p>pmd</text:p>
          </table:table-cell>
          <table:table-cell table:style-name="ce3" office:value-type="string" calcext:value-type="string">
            <text:p>The class was used to have a "trivial instance" of an interface. It was extended by other classes that implement more or less one method from the interface, in order to unit test it.</text:p>
            <text:p>This is functionally similar to a mock produced by e.g. Mockito, but this is very old and was written before Mockito existed (2002). Using a standard mocking framework is a better idea, and the fact this mock thing is dysfunctional means it is incompatible with future versions of our project, so we want to remove it.</text:p>
            <text:p/>
            <text:p>The problem I see with mocks is that they may exhibit behavior that breaks the interface's contract, eg, if non-implemented methods return null, which can break some functional dependencies (and cause confusing errors). This is why I would prefer using a spy on some base class (or on some "trivial implementation" like our MockRule here) over a mock. This matters more when the interface is large and complex to implement I think. To be honest I'm not too fond of tests that make use of mocking, because in my experience they can easily over-specify the implementation.</text:p>
          </table:table-cell>
          <table:table-cell table:style-name="ce4" office:value-type="string" calcext:value-type="string">
            <text:p>Interface implementation</text:p>
          </table:table-cell>
          <table:table-cell table:style-name="ce4" office:value-type="string" calcext:value-type="string">
            <text:p>(In favor) Mocking framework is unavailable</text:p>
          </table:table-cell>
          <table:table-cell table:style-name="ce4" office:value-type="string" calcext:value-type="string">
            <text:p>(Others) Avoid using mocks</text:p>
          </table:table-cell>
          <table:table-cell table:number-columns-repeated="1017"/>
        </table:table-row>
        <table:table-row table:style-name="ro1">
          <table:table-cell table:style-name="ce2" office:value-type="float" office:value="21" calcext:value-type="float">
            <text:p>21</text:p>
          </table:table-cell>
          <table:table-cell table:style-name="ce2" office:value-type="float" office:value="4410" calcext:value-type="float">
            <text:p>4410</text:p>
          </table:table-cell>
          <table:table-cell table:style-name="ce3" office:value-type="string" calcext:value-type="string">
            <text:p>vespa</text:p>
          </table:table-cell>
          <table:table-cell table:style-name="ce3" office:value-type="string" calcext:value-type="string">
            <text:p>1. To provide a mock of an Rpc interface for testing.</text:p>
            <text:p>2. a) Mocking frameworks in effect change the rules of the programming language and thus make it hard to ascertain if the configuration of classes under test behave well under the regular rules of the language. b) Mocking frameworks removes the force towards better designs normally caused by requiring testability.</text:p>
            <text:p>3. Due to the reasons in 2) they should normally not use mocking frameworks. The exception to this is when the code under test is the code interfacing directly with an external API (such as e.g a low-level network API). This is rare: A consequence of being as restrictive as possible with use of mocking libraries is that such code will just be the implementation of the internal and testable API that wraps the external API, such that it is often trivial enough that no testing is needed.</text:p>
            <text:p/>
            <text:p>A higher level comment: Mocking fundamentalists will want to test a single class at the time and mock everything else. This is precisely the wrong approach since most bugs are between, not inside classes, and such tests are all worthless when refactoring code, since that tends to shift responsibilities between classes. Instead, unit tests should as much as possible test realistic scenarios using high-level stable interfaces to a larger chunk of functionality.</text:p>
          </table:table-cell>
          <table:table-cell table:style-name="ce4" office:value-type="string" calcext:value-type="string">
            <text:p>Mock external service</text:p>
          </table:table-cell>
          <table:table-cell table:style-name="ce4" office:value-type="string" calcext:value-type="string">
            <text:p>(Against) Mocking frameworks have limitations, (Against) Mocking frameworks reduce code quality</text:p>
          </table:table-cell>
          <table:table-cell table:style-name="ce4" office:value-type="string" calcext:value-type="string">
            <text:p>(Use mock classes) To have better code quality, (Use mock classes) To avoid mocking framework limitations, (Use mocking frameworks) To test external services</text:p>
          </table:table-cell>
          <table:table-cell table:number-columns-repeated="1017"/>
        </table:table-row>
        <table:table-row table:style-name="ro1">
          <table:table-cell table:style-name="ce2" office:value-type="float" office:value="22" calcext:value-type="float">
            <text:p>22</text:p>
          </table:table-cell>
          <table:table-cell table:style-name="ce2" office:value-type="float" office:value="110" calcext:value-type="float">
            <text:p>110</text:p>
          </table:table-cell>
          <table:table-cell table:style-name="ce3" office:value-type="string" calcext:value-type="string">
            <text:p>geoserver</text:p>
          </table:table-cell>
          <table:table-cell table:style-name="ce3" office:value-type="string" calcext:value-type="string">
            <text:p>The mock class was created to test app-schema with different database settings (Oracle and Postgis).</text:p>
            <text:p>It’s been so long, but from the top of my head, Oracle needs to be handled a little different from Postgis, but there are still commonalities between functions.. hence Abstract class was created.</text:p>
            <text:p/>
            <text:p>I have never heard of Mockito before, and I’m not familiar with any other mocking framework. What we used was sufficient for our needs.</text:p>
            <text:p>Mock classes are created to mimic real classes that are too complex to set up for tests. In my experience, we create mock classes to simplify them and customise for the tests. I have never used mocking classes before, so I can’t comment in that regards.</text:p>
          </table:table-cell>
          <table:table-cell table:style-name="ce4" office:value-type="string" calcext:value-type="string">
            <text:p>Mock external service</text:p>
          </table:table-cell>
          <table:table-cell table:style-name="ce4" office:value-type="string" calcext:value-type="string">
            <text:p>Does not know</text:p>
          </table:table-cell>
          <table:table-cell table:style-name="ce4" office:value-type="string" calcext:value-type="string">
            <text:p>-</text:p>
          </table:table-cell>
          <table:table-cell table:number-columns-repeated="1017"/>
        </table:table-row>
        <table:table-row table:style-name="ro1">
          <table:table-cell table:style-name="ce2" office:value-type="float" office:value="24" calcext:value-type="float">
            <text:p>24</text:p>
          </table:table-cell>
          <table:table-cell table:style-name="ce2" office:value-type="float" office:value="1470" calcext:value-type="float">
            <text:p>1470</text:p>
          </table:table-cell>
          <table:table-cell table:style-name="ce3" office:value-type="string" calcext:value-type="string">
            <text:p>vespa</text:p>
          </table:table-cell>
          <table:table-cell table:style-name="ce3" office:value-type="string" calcext:value-type="string">
            <text:p>1) To avoid having to bring up ZooKeeper, which is a complex and slow piece of software when running small unit tests.</text:p>
            <text:p>2) MockCurator is better than using Mockito in this case because it is used for large tests that have lots of interactions with Curator. We need the fast lightweight Curator instead of a full ZooKeeper backed Curator, but still want the Curator to work as-if backed by a proper ZK backed Curator.</text:p>
            <text:p>3) This is a large topics, but I prefer mocking frameworks for (small) unit testing, and mock classes for everything else. Unit tests that rely on subtle semantics of the interaction, e.g. with concurrency and synchronization, would also require mock classes.</text:p>
          </table:table-cell>
          <table:table-cell table:style-name="ce4" office:value-type="string" calcext:value-type="string">
            <text:p>Mock external service , (Others) Performance</text:p>
          </table:table-cell>
          <table:table-cell table:style-name="ce4" office:value-type="string" calcext:value-type="string">
            <text:p>(In favor) Mock classes are simple to setup</text:p>
          </table:table-cell>
          <table:table-cell table:style-name="ce4" office:value-type="string" calcext:value-type="string">
            <text:p>(Use mock classes) For complex testing, (Use mocking frameworks) For simple unit tests</text:p>
          </table:table-cell>
          <table:table-cell table:number-columns-repeated="1017"/>
        </table:table-row>
        <table:table-row table:style-name="ro1">
          <table:table-cell table:style-name="ce2" office:value-type="float" office:value="25" calcext:value-type="float">
            <text:p>25</text:p>
          </table:table-cell>
          <table:table-cell table:style-name="ce2" office:value-type="float" office:value="342" calcext:value-type="float">
            <text:p>342</text:p>
          </table:table-cell>
          <table:table-cell table:style-name="ce3" office:value-type="string" calcext:value-type="string">
            <text:p>jitsi</text:p>
          </table:table-cell>
          <table:table-cell table:style-name="ce3" office:value-type="string" calcext:value-type="string">
            <text:p>see answers inline, though unfortunately I don't have much insight.</text:p>
            <text:p/>
            <text:p>Jitsi is probably not a good example of usage of mock classes.</text:p>
            <text:p/>
            <text:p>1) What is the goal of this mock class?</text:p>
            <text:p/>
            <text:p>I don't know.</text:p>
            <text:p/>
            <text:p>2) Why has a mocking framework (eg, Mockito) not been used instead?</text:p>
            <text:p/>
            <text:p>I don't know.</text:p>
            <text:p/>
            <text:p>3) Based on your experience, when should developers create mock classes and when should they rely on mocking frameworks?</text:p>
            <text:p/>
            <text:p>In my experience a mocking framework should be prefered. One reason not to use a framework is performance (we recently ran into a case where a very simple mock from a framework degraded performance by a factor of 1000, which was especially not suitable for a performance test!).</text:p>
          </table:table-cell>
          <table:table-cell table:style-name="ce4" office:value-type="string" calcext:value-type="string">
            <text:p>(Others) Does not know</text:p>
          </table:table-cell>
          <table:table-cell table:style-name="ce4" office:value-type="string" calcext:value-type="string">
            <text:p>Does not know</text:p>
          </table:table-cell>
          <table:table-cell table:style-name="ce4" office:value-type="string" calcext:value-type="string">
            <text:p>(Use mock classes) To keep project quality, (Others) Generally, use mocking frameworks</text:p>
          </table:table-cell>
          <table:table-cell table:number-columns-repeated="1017"/>
        </table:table-row>
        <table:table-row table:style-name="ro1">
          <table:table-cell table:style-name="ce2" office:value-type="float" office:value="26" calcext:value-type="float">
            <text:p>26</text:p>
          </table:table-cell>
          <table:table-cell table:style-name="ce2" office:value-type="float" office:value="11" calcext:value-type="float">
            <text:p>11</text:p>
          </table:table-cell>
          <table:table-cell table:style-name="ce3" office:value-type="string" calcext:value-type="string">
            <text:p>flume</text:p>
          </table:table-cell>
          <table:table-cell table:style-name="ce3" office:value-type="string" calcext:value-type="string">
            <text:p>I took over this pull request from the original author and I followed his steps.</text:p>
            <text:p>1) What is the goal of this mock class?</text:p>
            <text:p>To implement the HDFSWriter interface for our test.</text:p>
            <text:p>2) Why has a mocking framework (eg, Mockito) not been used instead?</text:p>
            <text:p>It was already there and also we are implementing an interface, so it is really easy to do. To me it is also much cleaner.</text:p>
            <text:p>3) Based on your experience, when should developers create mock classes and when should they rely on mocking frameworks?</text:p>
            <text:p>I like keeping mocking to the minimum where it is absolutely necessary. I prefer partitioning the code that makes testing easier.</text:p>
            <text:p>I prefer to have complex algorithms separated for testing purposes.</text:p>
            <text:p>Mockito has the advantage that it can test code with minimal change. For a legacy system where refactoring is too expensive it is a good tool.</text:p>
            <text:p>Mockito tests are often written as a mirror image of the main code where every call is checked. I really find this practice annoying.</text:p>
          </table:table-cell>
          <table:table-cell table:style-name="ce4" office:value-type="string" calcext:value-type="string">
            <text:p>Interface implementation</text:p>
          </table:table-cell>
          <table:table-cell table:style-name="ce4" office:value-type="string" calcext:value-type="string">
            <text:p>(In favor) Mock classes improve code quality, (Against) Mocking frameworks add dependencies</text:p>
          </table:table-cell>
          <table:table-cell table:style-name="ce4" office:value-type="string" calcext:value-type="string">
            <text:p>(Use mocking frameworks) To have better code quality</text:p>
          </table:table-cell>
          <table:table-cell table:number-columns-repeated="1017"/>
        </table:table-row>
        <table:table-row table:style-name="ro1">
          <table:table-cell table:style-name="ce2" office:value-type="float" office:value="28" calcext:value-type="float">
            <text:p>28</text:p>
          </table:table-cell>
          <table:table-cell table:style-name="ce2" office:value-type="float" office:value="425" calcext:value-type="float">
            <text:p>425</text:p>
          </table:table-cell>
          <table:table-cell table:style-name="ce3" office:value-type="string" calcext:value-type="string">
            <text:p>presto</text:p>
          </table:table-cell>
          <table:table-cell table:style-name="ce3" office:value-type="string" calcext:value-type="string">
            <text:p>&gt; What is the goal of this mock class?</text:p>
            <text:p/>
            <text:p>The AbstractMockMetadata is a base class that allows you to implement inmemory metadata for testing</text:p>
            <text:p/>
            <text:p>&gt; Why has a mocking framework (eg, Mockito) not been used instead?</text:p>
            <text:p/>
            <text:p>We don’t use mocking frameworks as the mocks generated by a mocking framework are hard to maintain and understand. Usually if the application is designed the right way there’s no need in mocking frameworks. All the important mock implementation can be defined explicitly and injected into the tested class.</text:p>
            <text:p/>
            <text:p>&gt; Based on your experience, when should developers create mock classes and when should they rely on mocking frameworks?</text:p>
            <text:p/>
            <text:p>Personally I’m not a fan of mocking frameworks. I prefer to better design the application, so the testing process doesn’t require tricky mocks that can be achieved only by applying a mocking framework.</text:p>
          </table:table-cell>
          <table:table-cell table:style-name="ce4" office:value-type="string" calcext:value-type="string">
            <text:p>Mock environment</text:p>
          </table:table-cell>
          <table:table-cell table:style-name="ce4" office:value-type="string" calcext:value-type="string">
            <text:p>(Against) Mocking frameworks reduce code quality</text:p>
          </table:table-cell>
          <table:table-cell table:style-name="ce4" office:value-type="string" calcext:value-type="string">
            <text:p>(Use mock classes) To have better code quality</text:p>
          </table:table-cell>
          <table:table-cell table:number-columns-repeated="1017"/>
        </table:table-row>
        <table:table-row table:style-name="ro1">
          <table:table-cell table:style-name="ce2" office:value-type="float" office:value="29" calcext:value-type="float">
            <text:p>29</text:p>
          </table:table-cell>
          <table:table-cell table:style-name="ce2" office:value-type="float" office:value="1" calcext:value-type="float">
            <text:p>1</text:p>
          </table:table-cell>
          <table:table-cell table:style-name="ce3" office:value-type="string" calcext:value-type="string">
            <text:p>nifi</text:p>
          </table:table-cell>
          <table:table-cell table:style-name="ce3" office:value-type="string" calcext:value-type="string">
            <text:p>1. The goal of this mock class is to provide a simple, coherent and clear implementation of an interface that's used by the tested class. We inject it as a dependency and see that it's updated correctly.</text:p>
            <text:p/>
            <text:p>2. A mocking framework would have added complexity and not saved us work, since in order to use one we would have had to define many side effects. It's clearer and more readable to contain the mock dependencies in a well defined regular class, so you have an implementation to turn to.</text:p>
            <text:p/>
            <text:p>3. Mocks of all kinds, whether based on frameworks or defined explicitly, should be used with caution and sparingly. Using mocks to test your code might cause your tests to focus more on testing themselves and how they interact with mocks, rather then how they interact with real life instances. When I do need mocks - I tend to prefer frameworks when there is no logic to be implemented and then queried - other than verifying calls, call arguments and call order. Also when I only need a dummy to inject but don't care about how it's used.</text:p>
            <text:p/>
            <text:p>When I need actual implementations, but simple ones, I prefer writing mock classes myself.</text:p>
            <text:p/>
            <text:p>For instance if there is a class that accepts implementations of a queue client and I only want to make sure "queue.put" was called, I'd use a framework. But if I want to make it return different values based on the input, or make sure it records metrics, I am more likely to implement it myself - even though it's possible to do with mockito.</text:p>
            <text:p>Implementing by yourself is more predictable than using a reflection-heavy framework such as mockito.</text:p>
          </table:table-cell>
          <table:table-cell table:style-name="ce4" office:value-type="string" calcext:value-type="string">
            <text:p>Interface implementation</text:p>
          </table:table-cell>
          <table:table-cell table:style-name="ce4" office:value-type="string" calcext:value-type="string">
            <text:p>(Against) Mocking frameworks reduce code quality, (In favor) Mock classes improve code quality</text:p>
          </table:table-cell>
          <table:table-cell table:style-name="ce4" office:value-type="string" calcext:value-type="string">
            <text:p>(Use mock classes) To keep project quality, (Use mocking frameworks) For simple unit tests</text:p>
          </table:table-cell>
          <table:table-cell table:number-columns-repeated="1017"/>
        </table:table-row>
        <table:table-row table:style-name="ro1">
          <table:table-cell table:style-name="ce2" office:value-type="float" office:value="30" calcext:value-type="float">
            <text:p>30</text:p>
          </table:table-cell>
          <table:table-cell table:style-name="ce2" office:value-type="float" office:value="822" calcext:value-type="float">
            <text:p>822</text:p>
          </table:table-cell>
          <table:table-cell table:style-name="ce3" office:value-type="string" calcext:value-type="string">
            <text:p>AxonFramework</text:p>
          </table:table-cell>
          <table:table-cell table:style-name="ce3" office:value-type="string" calcext:value-type="string">
            <text:p>What is the goal of this mock class? - It serves the purpose of a default exception which our code throws from several Mockito#doThrows(Class&lt;? extends Throwable&gt;) locations. There are some odd ones out, where we have created stubs of our own infrastructure components. This is just a bare necessity when creating an open source framework used by millions.</text:p>
            <text:p>Why has a mocking framework (eg, Mockito) not been used instead? - As stated in the previous, it is being used throughout Axon Framework.</text:p>
            <text:p>Based on your experience, when should developers create mock classes and when should they rely on mocking frameworks? - I'd argue always, as building your own typically doesn't make sense at all. Only if you are in the business of making open source frameworks (like I am) might situations arise where it is necessary to provide thorough results all users can rely on.</text:p>
          </table:table-cell>
          <table:table-cell table:style-name="ce4" office:value-type="string" calcext:value-type="string">
            <text:p>Simulate entity</text:p>
          </table:table-cell>
          <table:table-cell table:style-name="ce4" office:value-type="string" calcext:value-type="string">
            <text:p>-</text:p>
          </table:table-cell>
          <table:table-cell table:style-name="ce4" office:value-type="string" calcext:value-type="string">
            <text:p>(Use mock classes) To support reuse, (Others) Generally, use mocking frameworks</text:p>
          </table:table-cell>
          <table:table-cell table:number-columns-repeated="1017"/>
        </table:table-row>
        <table:table-row table:style-name="ro1">
          <table:table-cell table:style-name="ce2" office:value-type="float" office:value="32" calcext:value-type="float">
            <text:p>32</text:p>
          </table:table-cell>
          <table:table-cell table:style-name="ce2" office:value-type="float" office:value="24" calcext:value-type="float">
            <text:p>24</text:p>
          </table:table-cell>
          <table:table-cell table:style-name="ce3" office:value-type="string" calcext:value-type="string">
            <text:p>nifi</text:p>
          </table:table-cell>
          <table:table-cell table:style-name="ce3" office:value-type="string" calcext:value-type="string">
            <text:p>Although I do not remember all of the details of that particular commit 4 years ago, here some things I would consider:</text:p>
            <text:p>Behavior - Apache NiFi is a framework for running "processors" that act on messages in a data flow system. The unit test is for such a processor, and it will run inside a framework test class, TestRunner. A mock processor instance needs to behave correctly in the TestRunner, not just be a dumb mock. Creating a mock by inheritance maintains the behavior.</text:p>
            <text:p>Dependencies - Mockito is now used in some NiFi tests, but that was not always the case. Having been a committer, reviewing PRs for NiFi, I can tell you that adding a bunch of new dependencies with your commit does not make reviewers happier. Deciding which mock framework to use, and when, is a team decision.</text:p>
            <text:p>Code Readability - Mockito works well, but the results are not brief or easily understood.</text:p>
            <text:p>Step Debugging - Inherited mocks are also friendly for step debugging, compared to generated mocks like Mockito. I personally believe in step debugging.</text:p>
          </table:table-cell>
          <table:table-cell table:style-name="ce4" office:value-type="string" calcext:value-type="string">
            <text:p>Simulate entity</text:p>
          </table:table-cell>
          <table:table-cell table:style-name="ce4" office:value-type="string" calcext:value-type="string">
            <text:p>(Others) Mock classes are easier to debug, (Against) Mocking frameworks add dependencies, (In favor) Mock classes improve code quality</text:p>
          </table:table-cell>
          <table:table-cell table:style-name="ce4" office:value-type="string" calcext:value-type="string">
            <text:p>-</text:p>
          </table:table-cell>
          <table:table-cell table:number-columns-repeated="1017"/>
        </table:table-row>
        <table:table-row table:style-name="ro1">
          <table:table-cell table:style-name="ce2" office:value-type="float" office:value="33" calcext:value-type="float">
            <text:p>33</text:p>
          </table:table-cell>
          <table:table-cell table:style-name="ce2" office:value-type="float" office:value="465" calcext:value-type="float">
            <text:p>465</text:p>
          </table:table-cell>
          <table:table-cell table:style-name="ce3" office:value-type="string" calcext:value-type="string">
            <text:p>hazelcast</text:p>
          </table:table-cell>
          <table:table-cell table:style-name="ce3" office:value-type="string" calcext:value-type="string">
            <text:p>we are not using a mocking framework here because we're basically mocking the behaviour of a whole subsystem of Hazelcast (mocking the networking layer). A simple single-class mock does not suffice here. In general, we use mocking tools in our unit tests when mocking a small, isolated class but when mocking a multitude of classes which constitute a large, integral part of the system, it's better to do it manually I guess.</text:p>
          </table:table-cell>
          <table:table-cell table:style-name="ce4" office:value-type="string" calcext:value-type="string">
            <text:p>Mock external service</text:p>
          </table:table-cell>
          <table:table-cell table:style-name="ce4" office:value-type="string" calcext:value-type="string">
            <text:p>(Against) Mocking frameworks have limitations</text:p>
          </table:table-cell>
          <table:table-cell table:style-name="ce4" office:value-type="string" calcext:value-type="string">
            <text:p>(Use mock classes) For complex testing, (Use mocking frameworks) For simple unit tests</text:p>
          </table:table-cell>
          <table:table-cell table:number-columns-repeated="1017"/>
        </table:table-row>
        <table:table-row table:style-name="ro1">
          <table:table-cell table:style-name="ce2" office:value-type="float" office:value="35" calcext:value-type="float">
            <text:p>35</text:p>
          </table:table-cell>
          <table:table-cell table:style-name="ce2" office:value-type="float" office:value="2" calcext:value-type="float">
            <text:p>2</text:p>
          </table:table-cell>
          <table:table-cell table:style-name="ce3" office:value-type="string" calcext:value-type="string">
            <text:p>drools</text:p>
          </table:table-cell>
          <table:table-cell table:style-name="ce3" office:value-type="string" calcext:value-type="string">
            <text:p>1) What is the goal of this mock class? </text:p>
            <text:p>Answer: To mock an existing class</text:p>
            <text:p>2) Why has a mocking framework (eg, Mockito) not been used instead? </text:p>
            <text:p>Answer: This change is ~10 years old and I believe that, by then, I hadn't heard about Mockito yet. The other potential reason is that it was a contribution to an open-source project where a few mock classes already existed. I tried to follow what was already there and test the way they used to test.</text:p>
            <text:p>3) Based on your experience, when should developers create mock classes and when should they rely on mocking frameworks?</text:p>
            <text:p>Answer: Developers should rely on mocking frameworks most of the time. The only exception for using mock classes is for cases where you want to simulate a complex system like Kafka, but even in these cases the developer would rarely have to write mock classes herself, since there are testing frameworks dedicated to these complex systems, e.g. https://github.com/salesforce/kafka-junit</text:p>
          </table:table-cell>
          <table:table-cell table:style-name="ce4" office:value-type="string" calcext:value-type="string">
            <text:p>Simulate entity</text:p>
          </table:table-cell>
          <table:table-cell table:style-name="ce4" office:value-type="string" calcext:value-type="string">
            <text:p>(In favor) Mocking framework is unavailable</text:p>
          </table:table-cell>
          <table:table-cell table:style-name="ce4" office:value-type="string" calcext:value-type="string">
            <text:p>(Use mock classes) For complex testing, (Others) Generally, use mocking frameworks</text:p>
          </table:table-cell>
          <table:table-cell table:number-columns-repeated="1017"/>
        </table:table-row>
        <table:table-row table:style-name="ro1">
          <table:table-cell table:style-name="ce2" office:value-type="float" office:value="37" calcext:value-type="float">
            <text:p>37</text:p>
          </table:table-cell>
          <table:table-cell table:style-name="ce2" office:value-type="float" office:value="369" calcext:value-type="float">
            <text:p>369</text:p>
          </table:table-cell>
          <table:table-cell table:style-name="ce3" office:value-type="string" calcext:value-type="string">
            <text:p>storm</text:p>
          </table:table-cell>
          <table:table-cell table:style-name="ce3" office:value-type="string" calcext:value-type="string">
            <text:p>I would suggest you try contacting the author of that class instead. The commit you linked shows that I simply changed a method name in MockLeaderElector.</text:p>
            <text:p/>
            <text:p>1) The goal of the class is that it allows testing another class (Nimbus) without using the real LeaderElector, which would introduce a Zookeeper dependency to the test.</text:p>
            <text:p>2) I suspect it was an issue of taste. Mockito is great in many cases, but sometimes it can make the test code more clear if you use a custom stub. When you use Mockito, the test code will compile even if someone adds a new method to ILeaderElector and calls it from Nimbus, and you will get a confusing NPE. This can be a problem especially in cases where the stub's methods are only being called occasionally.</text:p>
            <text:p>3) I would use Mockito for simple stubs (like MockLeaderElector) and custom mocks if the class being mocked needs complex behavior or needs to keep state.</text:p>
          </table:table-cell>
          <table:table-cell table:style-name="ce4" office:value-type="string" calcext:value-type="string">
            <text:p>Simulate entity, (Others) In order to avoid adding dependencies</text:p>
          </table:table-cell>
          <table:table-cell table:style-name="ce4" office:value-type="string" calcext:value-type="string">
            <text:p>(In favor) Mock classes improve code quality</text:p>
          </table:table-cell>
          <table:table-cell table:style-name="ce4" office:value-type="string" calcext:value-type="string">
            <text:p>(Use mock classes) For complex testing, (Use mocking frameworks) For simple unit tests</text:p>
          </table:table-cell>
          <table:table-cell table:number-columns-repeated="1017"/>
        </table:table-row>
        <table:table-row table:style-name="ro1">
          <table:table-cell table:style-name="ce2" office:value-type="float" office:value="38" calcext:value-type="float">
            <text:p>38</text:p>
          </table:table-cell>
          <table:table-cell table:style-name="ce2" office:value-type="float" office:value="146" calcext:value-type="float">
            <text:p>146</text:p>
          </table:table-cell>
          <table:table-cell table:style-name="ce3" office:value-type="string" calcext:value-type="string">
            <text:p>Terasology</text:p>
          </table:table-cell>
          <table:table-cell table:style-name="ce3" office:value-type="string" calcext:value-type="string">
            <text:p>The commit link you've sent me is related to my changes in the class "SelectModulesConfig", which I think is regarding selecting different game modules while starting a new game. :)</text:p>
            <text:p>However, I checked out MockContext class and vaguely remember using it during my GSoC. According to this link MockContext was something vampcat worked on. Perhaps contacting him could be of more use to you.</text:p>
          </table:table-cell>
          <table:table-cell table:style-name="ce4" office:value-type="string" calcext:value-type="string">
            <text:p>Simulate entity</text:p>
          </table:table-cell>
          <table:table-cell table:number-columns-repeated="2" table:style-name="ce4" office:value-type="string" calcext:value-type="string">
            <text:p>-</text:p>
          </table:table-cell>
          <table:table-cell table:number-columns-repeated="1017"/>
        </table:table-row>
        <table:table-row table:style-name="ro1">
          <table:table-cell table:style-name="ce2" office:value-type="float" office:value="39" calcext:value-type="float">
            <text:p>39</text:p>
          </table:table-cell>
          <table:table-cell table:style-name="ce2" office:value-type="float" office:value="3" calcext:value-type="float">
            <text:p>3</text:p>
          </table:table-cell>
          <table:table-cell table:style-name="ce3" office:value-type="string" calcext:value-type="string">
            <text:p>Spock</text:p>
          </table:table-cell>
          <table:table-cell table:style-name="ce3" office:value-type="string" calcext:value-type="string">
            <text:p>my contribution to Spock which you linked to was just documentation, not code (no problem though, I am a Spock expert, in touch with the maintainers and know a lot about it),</text:p>
            <text:p>Spock has its own built-in mock framework, which is also one of its killer feature, making Mockito &amp; Co. superfluous.</text:p>
            <text:p>Anyway, as for your questions:</text:p>
            <text:p>It is part of Spock's internal, generic mock framework, like I said before.</text:p>
            <text:p>Because it is made redundant by Spock's own mocking features, like I also said before.</text:p>
            <text:p>Mocking frameworks are standard tools, maintained externally. Their usage typically enables developers to use usage patterns known to other developers using similar tools too and helps reduce boilerplate code. They also help to avoid re-inventing the wheel and enable developers to focus on testing instead of creating special classes just for the sake of testing. Having said that, there are of course cases in which using a home-brew mock class can be helpful. I want to avoid elaborating on that because I would have to write a lot and list several examples. But as a rule of thumb, a home-brew mock class is helpful if using an industry-standard mock framework either does not provide the features needed or using them would result in contrived and difficult to read and maintain code. The trade-offs vary from case to case and need to be evaluated individually.</text:p>
          </table:table-cell>
          <table:table-cell table:style-name="ce4" office:value-type="string" calcext:value-type="string">
            <text:p>Simulate entity</text:p>
          </table:table-cell>
          <table:table-cell table:style-name="ce4" office:value-type="string" calcext:value-type="string">
            <text:p>(In favor) Usage of local mocking framework</text:p>
          </table:table-cell>
          <table:table-cell table:style-name="ce4" office:value-type="string" calcext:value-type="string">
            <text:p>(Use mock classes) To have better code quality, (Use mock classes) To avoid mocking framework limitations, (Others) Generally, use mocking frameworks</text:p>
          </table:table-cell>
          <table:table-cell table:number-columns-repeated="1017"/>
        </table:table-row>
        <table:table-row table:style-name="ro1">
          <table:table-cell table:style-name="ce2" office:value-type="float" office:value="40" calcext:value-type="float">
            <text:p>40</text:p>
          </table:table-cell>
          <table:table-cell table:style-name="ce2" office:value-type="float" office:value="68" calcext:value-type="float">
            <text:p>68</text:p>
          </table:table-cell>
          <table:table-cell table:style-name="ce3" office:value-type="string" calcext:value-type="string">
            <text:p>Spock</text:p>
          </table:table-cell>
          <table:table-cell table:style-name="ce3" office:value-type="string" calcext:value-type="string">
            <text:p>&gt; 1) What is the goal of this mock class?</text:p>
            <text:p/>
            <text:p>Well, its name is pretty self explanatory, isn't it? It creates mocks using byte buddy.</text:p>
            <text:p/>
            <text:p>&gt; 2) Why has a mocking framework (eg, Mockito) not been used instead?</text:p>
            <text:p/>
            <text:p>Spock = Specifications + Mocks. It is a combined Test and Mock framework where the mocking and stubbing is a 1st class citizen of the test framework and the test DSL, so that you can easily do mocking and stubbing without needing an additional library that somehow needs to integrate.</text:p>
            <text:p/>
            <text:p>&gt; 3) Based on your experience, when should developers create mock classes and when should they rely on mocking frameworks?</text:p>
            <text:p/>
            <text:p>I'd always use a mocking framework.</text:p>
          </table:table-cell>
          <table:table-cell table:style-name="ce4" office:value-type="string" calcext:value-type="string">
            <text:p>Simulate entity</text:p>
          </table:table-cell>
          <table:table-cell table:style-name="ce4" office:value-type="string" calcext:value-type="string">
            <text:p>(In favor) Usage of local mocking framework</text:p>
          </table:table-cell>
          <table:table-cell table:style-name="ce4" office:value-type="string" calcext:value-type="string">
            <text:p>(Others) Generally, use mocking frameworks</text:p>
          </table:table-cell>
          <table:table-cell table:number-columns-repeated="1017"/>
        </table:table-row>
        <table:table-row table:style-name="ro1">
          <table:table-cell table:style-name="ce2" office:value-type="float" office:value="41" calcext:value-type="float">
            <text:p>41</text:p>
          </table:table-cell>
          <table:table-cell table:style-name="ce2" office:value-type="float" office:value="475" calcext:value-type="float">
            <text:p>475</text:p>
          </table:table-cell>
          <table:table-cell table:style-name="ce3" office:value-type="string" calcext:value-type="string">
            <text:p>hazelcast</text:p>
          </table:table-cell>
          <table:table-cell table:style-name="ce3" office:value-type="string" calcext:value-type="string">
            <text:p>1-) The goal is to provide a foundation for testing hazelcast clusters without using network connections so the join process.</text:p>
            <text:p>2-) There was a zero external dependency rule whilst we were developing hazelcast so that enforces a mindset of do it yourself. </text:p>
            <text:p>Thinking of now since it is a test code there shouldn’t be any problems using Mockito or any other mock frameworks. </text:p>
            <text:p>I can say its a downside of this mindset since you can overlook good libraries out there. Or it might be just mine lack of knowledge around mocking at that time.</text:p>
            <text:p>It could be also that we don’t bother changing it since it was an old class so I patched it and continued. Looking at the codebase atm you can see multiple mocking</text:p>
            <text:p>frameworks has been included as dependency and probably used in the tests.</text:p>
            <text:p>https://github.com/hazelcast/hazelcast/blob/master/pom.xml#L1189</text:p>
            <text:p>3-) Frameworks provide good toolkits for mocking/spying so you should be using it unless you’d have a good reason not to. (In our case I don’t think we’d have a good reason for not using it :) )</text:p>
          </table:table-cell>
          <table:table-cell table:style-name="ce4" office:value-type="string" calcext:value-type="string">
            <text:p>Mock external service</text:p>
          </table:table-cell>
          <table:table-cell table:style-name="ce4" office:value-type="string" calcext:value-type="string">
            <text:p>(Against) Mocking frameworks add dependencies</text:p>
          </table:table-cell>
          <table:table-cell table:style-name="ce4" office:value-type="string" calcext:value-type="string">
            <text:p>(Others) Generally, use mocking frameworks</text:p>
          </table:table-cell>
          <table:table-cell table:number-columns-repeated="1017"/>
        </table:table-row>
        <table:table-row table:style-name="ro1">
          <table:table-cell table:style-name="ce2" office:value-type="float" office:value="42" calcext:value-type="float">
            <text:p>42</text:p>
          </table:table-cell>
          <table:table-cell table:style-name="ce2" office:value-type="float" office:value="228" calcext:value-type="float">
            <text:p>228</text:p>
          </table:table-cell>
          <table:table-cell table:style-name="ce3" office:value-type="string" calcext:value-type="string">
            <text:p>hbase</text:p>
          </table:table-cell>
          <table:table-cell table:style-name="ce3" office:value-type="string" calcext:value-type="string">
            <text:p>1. The original RegionServerServices will open up connections with different systems/processes like zookeeper etc. In a UT/FT this is not feasible. So we will have to use mocked classes</text:p>
            <text:p>2. If the test code interactions to the original class is limited then Mocking f/w is ok. But if this flow has too many interactions I personally see the f/w usage is challenging. Biggest issue is when the original class undergoes some changes like adding some extra method call chain or like that. Then changing the test code to change the Mockito expectations is a tedious task. Also the original open src dev making the original service class change might not even know this test code where also change is needed. But when it is a mocked class at least the public/protected API changes etc will force them to change the mock classes also (as per compiler).. So getting attention is easier. All these are my personal views not Apache HBase community specific decisions or views.</text:p>
            <text:p>3. Trying to ans this Q also above.</text:p>
          </table:table-cell>
          <table:table-cell table:style-name="ce4" office:value-type="string" calcext:value-type="string">
            <text:p>Mock external service</text:p>
          </table:table-cell>
          <table:table-cell table:style-name="ce4" office:value-type="string" calcext:value-type="string">
            <text:p>(Against) Mocking frameworks reduce code quality</text:p>
          </table:table-cell>
          <table:table-cell table:style-name="ce4" office:value-type="string" calcext:value-type="string">
            <text:p>(Use mock classes) For complex testing, (Use mocking frameworks) For simple unit tests</text:p>
          </table:table-cell>
          <table:table-cell table:number-columns-repeated="1017"/>
        </table:table-row>
        <table:table-row table:style-name="ro1">
          <table:table-cell table:style-name="ce2" office:value-type="float" office:value="43" calcext:value-type="float">
            <text:p>43</text:p>
          </table:table-cell>
          <table:table-cell table:style-name="ce2" office:value-type="float" office:value="191" calcext:value-type="float">
            <text:p>191</text:p>
          </table:table-cell>
          <table:table-cell table:style-name="ce3" office:value-type="string" calcext:value-type="string">
            <text:p>optaplanner</text:p>
          </table:table-cell>
          <table:table-cell table:style-name="ce3" office:value-type="string" calcext:value-type="string">
            <text:p>1) What is the goal of this mock class?</text:p>
            <text:p>To simulate a user passing a custom ThreadFactory class.</text:p>
            <text:p>2) Why has a mocking framework (eg, Mockito) not been used instead?</text:p>
            <text:p>The test uses the ThreadFactory under the hood (it's not just verifying the instance has been passed correctly). Also, the setThreadFactoryClass() method requires a class, not an instance. Speaking about Mockito, both mock() and spy() provide instances.</text:p>
            <text:p>3) Based on your experience, when should developers create mock classes and when should they rely on mocking frameworks?</text:p>
            <text:p>One reason for preferring mock classes is to document usage of an API, simulating what a user has to do. From this point of view, mocking frameworks don't do a great job, as tests relying on them are more difficult to read.</text:p>
            <text:p>From the other side, mocking frameworks help reduce unnecessary complexity of tests setup. If there is a dependency chain between multiple objects, mocking frameworks can easily break the chain so that I don't have to create all the instances myself. Another benefit is checking calls between objects, which sometimes might be the only way of verifying behaviour of some component.</text:p>
            <text:p>Well-designed SW should minimize the need for mocking frameworks (e.g. SOLID principles in the OO programming).</text:p>
          </table:table-cell>
          <table:table-cell table:style-name="ce4" office:value-type="string" calcext:value-type="string">
            <text:p>Simulate entity</text:p>
          </table:table-cell>
          <table:table-cell table:style-name="ce4" office:value-type="string" calcext:value-type="string">
            <text:p>(Against) Mocking frameworks have limitations</text:p>
          </table:table-cell>
          <table:table-cell table:style-name="ce4" office:value-type="string" calcext:value-type="string">
            <text:p>(Use mock classes) To support reuse, (Others) Generally, use mocking frameworks</text:p>
          </table:table-cell>
          <table:table-cell table:number-columns-repeated="1017"/>
        </table:table-row>
        <table:table-row table:style-name="ro1">
          <table:table-cell table:style-name="ce2" office:value-type="float" office:value="44" calcext:value-type="float">
            <text:p>44</text:p>
          </table:table-cell>
          <table:table-cell table:style-name="ce2" office:value-type="float" office:value="20" calcext:value-type="float">
            <text:p>20</text:p>
          </table:table-cell>
          <table:table-cell table:style-name="ce3" office:value-type="string" calcext:value-type="string">
            <text:p>liquibase</text:p>
          </table:table-cell>
          <table:table-cell table:style-name="ce3" office:value-type="string" calcext:value-type="string">
            <text:p>1) I do not remember. Some time ago I worked with Liquibase lib, and faced lots of bugs in it. So I decided to clean up \ improve it. Unfortunately, at that time PR's were merged seldom. So I fixed several annoying bugs and forgot about it. In my opinion, Liquibase has really low quality as for such a famous lib.</text:p>
            <text:p>2) I do not know. It is better to ask its creator Nathan Voxland. I just wanted to make a localized change, and merge it into open source. My goal was to make small changes and merge it. That plan failed, since PR's were merged only the year after.</text:p>
            <text:p/>
            <text:p>3) I have a long answer for this question.</text:p>
            <text:p>When I just started to program, I tried to mock everything and write as many unit tests as possible for each class.</text:p>
            <text:p>Some time ago I learned DDD and functional programming. This is a perfect duet to write one successful integration or e2e test. Since DB's and all other infrastructure could be started in containers, it is easy to write such tests.</text:p>
            <text:p>All other code, behind the ports, and in front of adapters, is just a function, which could be tested via standard unit test without mocks.</text:p>
            <text:p>Unit in this case is several classes and functions working together. Thay are stateless. It doesn't need mocks.</text:p>
            <text:p>For my experience, introducing a mock is a sign of bad design. I'd say stubs are better than mocks.</text:p>
          </table:table-cell>
          <table:table-cell table:style-name="ce4" office:value-type="string" calcext:value-type="string">
            <text:p>-</text:p>
          </table:table-cell>
          <table:table-cell table:style-name="ce4" office:value-type="string" calcext:value-type="string">
            <text:p>Does not know</text:p>
          </table:table-cell>
          <table:table-cell table:style-name="ce4" office:value-type="string" calcext:value-type="string">
            <text:p>(Others) Avoid using mocks</text:p>
          </table:table-cell>
          <table:table-cell table:number-columns-repeated="1017"/>
        </table:table-row>
        <table:table-row table:style-name="ro1">
          <table:table-cell table:style-name="ce2" office:value-type="float" office:value="45" calcext:value-type="float">
            <text:p>45</text:p>
          </table:table-cell>
          <table:table-cell table:style-name="ce3" office:value-type="string" calcext:value-type="string">
            <text:p>-</text:p>
          </table:table-cell>
          <table:table-cell table:style-name="ce3" office:value-type="string" calcext:value-type="string">
            <text:p>deeplearning4j</text:p>
          </table:table-cell>
          <table:table-cell table:style-name="ce3" office:value-type="string" calcext:value-type="string">
            <text:p>To answer your questions, I feel I need to briefly write the story or RL4J. Originally, this library was developped as a proof of concept through an internship in the summer of 2016 by Ruben Fiszel. The sources were unscalable, difficult to use, and even more difficult to read. After the internship, the project was essentially abandonned.</text:p>
            <text:p>Then in early 2019, I wanted to play around with reinforcement learning but I didn't want to use Python. So I found RL4J that was in java. I quickly discovered the state of the project and decided to clean the sources. Back then, my goal was to be the least disruptive as possible and introduce the least possible changes to the existing behavior.</text:p>
            <text:p/>
            <text:p>Since the original project used mock classes like MockDQN, and since I was just moving code, I decided not to add a new dependency to a mocking framework.</text:p>
            <text:p>After some time, we realized that a simple code cleanup would not be enough. So we decided to rewrite RL4J from scratch and delete the legacy code once the rewrite is finished. We aslo decided to use mockito to test the new code, but tests on the old code would remain as-is. </text:p>
            <text:p/>
            <text:p>So this is why there are both mock classes and mockito mocks in RL4J. When some changes impacted tests to the old code we would not re-write the old tests; we would just fix them, knowing they would be deleted eventually.</text:p>
            <text:p/>
            <text:p>And to answer your last question, I don't think there is a good reason to use mock classes instead of a framework. What we did with RL4J, adjusting / adding few tests to an existing code base that use mock classes makes it okay-ish in the short term and/or on temporary code, but it's not acceptable in the long term.</text:p>
          </table:table-cell>
          <table:table-cell table:style-name="ce4" office:value-type="string" calcext:value-type="string">
            <text:p>Simulate entity</text:p>
          </table:table-cell>
          <table:table-cell table:style-name="ce4" office:value-type="string" calcext:value-type="string">
            <text:p>(Others) Mock already existed, (Against) Mocking frameworks add dependencies</text:p>
          </table:table-cell>
          <table:table-cell table:style-name="ce4" office:value-type="string" calcext:value-type="string">
            <text:p>(Others) Generally, use mocking frameworks</text:p>
          </table:table-cell>
          <table:table-cell table:number-columns-repeated="1017"/>
        </table:table-row>
        <table:table-row table:style-name="ro1" table:number-rows-repeated="963">
          <table:table-cell table:number-columns-repeated="4"/>
          <table:table-cell table:style-name="ce5" table:number-columns-repeated="3"/>
          <table:table-cell table:number-columns-repeated="1017"/>
        </table:table-row>
        <table:table-row table:style-name="ro2" table:number-rows-repeated="1047575">
          <table:table-cell table:number-columns-repeated="1024"/>
        </table:table-row>
        <table:table-row table:style-name="ro2">
          <table:table-cell table:number-columns-repeated="1024"/>
        </table:table-row>
        <table:named-expressions>
          <table:named-range table:name="Z_B41EFC07_5E1D_4DE7_A7FB_5C5A2B54F236_.wvu.FilterData" table:base-cell-address="$categorized_answers.$A$1" table:cell-range-address="$categorized_answers.$E$1:.$E$1000"/>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Droid Sans" svg:font-family="'Droid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ategorized_5f_answers" style:display-name="PageStyle_categorized_answe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59" meta:object-count="0"/>
    <meta:generator>LibreOfficeDev/6.0.5.2$Linux_X86_64 LibreOffice_project/</meta:generator>
  </office:meta>
</office:document-meta>
</file>